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9.37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6pt" style:font-name-asian="標楷體" style:font-size-asian="16pt" style:font-size-complex="16pt"/>
    </style:style>
    <style:style style:name="T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solid" style:text-underline-width="auto" style:text-underline-color="font-color" style:font-name-asian="標楷體"/>
    </style:style>
    <style:style style:name="T7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 style:text-underline-style="none" style:text-underline-color="font-color"/>
    </style:style>
    <style:style style:name="T8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9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none" style:text-underline-color="font-color"/>
    </style:style>
    <style:style style:name="T10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0"/>
        <table:table-column table:style-name="co2" table:number-columns-repeated="8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1" table:number-columns-repeated="244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名<text:span text:style-name="T1"> </text:span><text:span text:style-name="T2">片</text:span><text:span text:style-name="T3"> </text:span><text:span text:style-name="T2">申</text:span><text:span text:style-name="T3"> </text:span><text:span text:style-name="T2">請</text:span><text:span text:style-name="T3"> </text:span><text:span text:style-name="T2">表</text:span><text:span text:style-name="T3">           </text:span><text:span text:style-name="T4">申請日期：</text:span></text:p>
          </table:table-cell>
          <table:covered-table-cell table:number-columns-repeated="12" table:style-name="ce9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" table:number-rows-spanned="2">
            <text:p>項次</text:p>
          </table:table-cell>
          <table:table-cell table:style-name="ce2" office:value-type="string" calcext:value-type="string" table:number-columns-spanned="2" table:number-rows-spanned="1">
            <text:p>姓<text:span text:style-name="T13">     </text:span><text:span text:style-name="T14">名</text:span>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部<text:span text:style-name="T13">     </text:span><text:span text:style-name="T14">門</text:span>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職<text:span text:style-name="T13">     </text:span><text:span text:style-name="T14">稱</text:span>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分機</text:p>
          </table:table-cell>
          <table:table-cell table:style-name="ce2" office:value-type="string" calcext:value-type="string" table:number-columns-spanned="1" table:number-rows-spanned="2">
            <text:p>盒數</text:p>
          </table:table-cell>
          <table:table-cell table:style-name="ce2" office:value-type="string" calcext:value-type="string" table:number-columns-spanned="2" table:number-rows-spanned="2">
            <text:p>行動電話</text:p>
          </table:table-cell>
          <table:covered-table-cell table:style-name="ce13"/>
          <table:table-cell table:style-name="ce2" office:value-type="string" calcext:value-type="string" table:number-columns-spanned="1" table:number-rows-spanned="2">
            <text:p>申請人簽名</text:p>
          </table:table-cell>
          <table:table-cell table:style-name="ce2" office:value-type="string" calcext:value-type="string" table:number-columns-spanned="1" table:number-rows-spanned="2">
            <text:p>簽<text:span text:style-name="T13">   </text:span><text:span text:style-name="T14">收</text:span></text:p>
          </table:table-cell>
          <table:table-cell table:number-columns-repeated="1011"/>
        </table:table-row>
        <table:table-row table:style-name="ro2">
          <table:covered-table-cell table:style-name="ce3"/>
          <table:table-cell table:style-name="ce2" office:value-type="string" calcext:value-type="string">
            <text:p>中<text:span text:style-name="T13">  </text:span><text:span text:style-name="T14">文</text:span></text:p>
          </table:table-cell>
          <table:table-cell table:style-name="ce2" office:value-type="string" calcext:value-type="string">
            <text:p>英<text:span text:style-name="T13">  </text:span><text:span text:style-name="T14">文</text:span></text:p>
          </table:table-cell>
          <table:table-cell table:style-name="ce2" office:value-type="string" calcext:value-type="string">
            <text:p>中<text:span text:style-name="T13">   </text:span><text:span text:style-name="T14">文</text:span></text:p>
          </table:table-cell>
          <table:table-cell table:style-name="ce2" office:value-type="string" calcext:value-type="string">
            <text:p>英<text:span text:style-name="T13">   </text:span><text:span text:style-name="T14">文</text:span></text:p>
          </table:table-cell>
          <table:table-cell table:style-name="ce2" office:value-type="string" calcext:value-type="string">
            <text:p>中<text:span text:style-name="T13">   </text:span><text:span text:style-name="T14">文</text:span></text:p>
          </table:table-cell>
          <table:table-cell table:style-name="ce2" office:value-type="string" calcext:value-type="string">
            <text:p>英<text:span text:style-name="T13">   </text:span><text:span text:style-name="T14">文</text:span></text:p>
          </table:table-cell>
          <table:covered-table-cell table:number-columns-repeated="2" table:style-name="ce3"/>
          <table:covered-table-cell table:style-name="ce12"/>
          <table:covered-table-cell table:style-name="ce14"/>
          <table:covered-table-cell table:number-columns-repeated="2" table:style-name="ce3"/>
          <table:table-cell table:number-columns-repeated="1011"/>
        </table:table-row>
        <table:table-row table:style-name="ro2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15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15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3" table:number-columns-repeated="8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number-columns-repeated="1011"/>
        </table:table-row>
        <table:table-row table:style-name="ro2">
          <table:covered-table-cell table:style-name="ce3"/>
          <table:table-cell table:style-name="ce3" office:value-type="string" calcext:value-type="string">
            <text:p>E-MAI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>
            <text:p>FAX</text:p>
          </table:table-cell>
          <table:table-cell table:style-name="ce3" table:number-columns-spanned="3" table:number-rows-spanned="1"/>
          <table:covered-table-cell table:style-name="ce16"/>
          <table:covered-table-cell table:style-name="ce15"/>
          <table:table-cell table:number-columns-repeated="1011"/>
        </table:table-row>
        <table:table-row table:style-name="ro2" table:number-rows-repeated="2">
          <table:table-cell table:style-name="ce4" table:number-columns-repeated="13"/>
          <table:table-cell table:number-columns-repeated="1011"/>
        </table:table-row>
        <table:table-row table:style-name="ro2">
          <table:table-cell table:style-name="ce5" office:value-type="string" calcext:value-type="string">
            <text:p>單位主管：<text:span text:style-name="T5"> </text:span><text:span text:style-name="T6">　　　　　　　　　　</text:span><text:span text:style-name="T7">填表人</text:span><text:span text:style-name="T8">:  </text:span><text:span text:style-name="T6">　　　　　　　　　　</text:span><text:span text:style-name="T9">(</text:span><text:span text:style-name="T10">請填寫整齊、完整、正確以利印製；謝謝！</text:span><text:span text:style-name="T8">)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備<text:span text:style-name="T5"> </text:span><text:span text:style-name="T11">註</text:span><text:span text:style-name="T12"> </text:span><text:span text:style-name="T11">：由於公司基於成本上之考量，如工作未滿三個月即離職之員工，其名片印製之費用（</text:span><text:span text:style-name="T12">200</text:span><text:span text:style-name="T11">元</text:span><text:span text:style-name="T12"> / </text:span><text:span text:style-name="T11">盒）自行負擔，一概由離職之當月薪資扣款。</text:span></text:p>
          </table:table-cell>
          <table:table-cell table:style-name="ce11"/>
          <table:table-cell table:style-name="ce7" table:number-columns-repeated="1022"/>
        </table:table-row>
        <table:table-row table:style-name="ro2">
          <table:table-cell table:style-name="ce6"/>
          <table:table-cell table:style-name="ce11"/>
          <table:table-cell table:style-name="ce7" table:number-columns-repeated="1022"/>
        </table:table-row>
        <table:table-row table:style-name="ro2" table:number-rows-repeated="2">
          <table:table-cell table:style-name="ce7"/>
          <table:table-cell table:style-name="ce11"/>
          <table:table-cell table:style-name="ce7" table:number-columns-repeated="1022"/>
        </table:table-row>
        <table:table-row table:style-name="ro2" table:number-rows-repeated="63">
          <table:table-cell table:number-columns-repeated="1024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55:28</meta:creation-date>
    <dc:creator>QQ</dc:creator>
    <dc:date>2004-04-05T22:02:54</dc:date>
    <meta:document-statistic meta:table-count="1" meta:cell-count="5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